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E10000025699AC34071D49BA24.png" manifest:media-type="image/png"/>
  <manifest:file-entry manifest:full-path="Pictures/10000000000003E60000024C70BDEF218EDC7B1E.png" manifest:media-type="image/png"/>
  <manifest:file-entry manifest:full-path="Pictures/1000000000000517000001ECB6D75C9EE719FEC8.png" manifest:media-type="image/png"/>
  <manifest:file-entry manifest:full-path="Pictures/10000000000006DF00000315C7166EEBE188DD04.png" manifest:media-type="image/png"/>
  <manifest:file-entry manifest:full-path="Pictures/10000000000006DE000002FD5071C368460E9FD7.png" manifest:media-type="image/png"/>
  <manifest:file-entry manifest:full-path="Pictures/10000000000001AE000001AE8FCE7500015AF1C5.jpg" manifest:media-type="image/jpeg"/>
  <manifest:file-entry manifest:full-path="Pictures/10000000000001AE000001AE3C41772BEF15DF1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0 BT" svg:font-family="'Courier10 BT'" style:font-adornments="Roman" style:font-pitch="fixed"/>
    <style:font-face style:name="Noto Mono" svg:font-family="'Noto Mono'" style:font-pitch="fixed"/>
    <style:font-face style:name="Noto Mono1" svg:font-family="'Noto Mono'" style:font-adornments="标准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eeeeee" draw:auto-grow-height="true" draw:auto-grow-width="false" fo:max-height="0cm" fo:min-height="0.85cm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stroke-dash="Fine_20_Dashed" svg:stroke-width="0.035cm" svg:stroke-color="#95231f" draw:marker-start-width="0.252cm" draw:marker-end-width="0.252cm" draw:fill="none" draw:textarea-horizontal-align="justify" draw:textarea-vertical-align="middle" draw:auto-grow-height="false" fo:min-height="0.964cm" fo:min-width="1.622cm" fo:padding-top="0.142cm" fo:padding-bottom="0.142cm" fo:padding-left="0.267cm" fo:padding-right="0.267cm"/>
    </style:style>
    <style:style style:name="gr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35cm" svg:stroke-color="#95231f" draw:marker-start-width="0.252cm" draw:marker-end-width="0.252cm" draw:fill="none" draw:textarea-horizontal-align="justify" draw:textarea-vertical-align="middle" draw:auto-grow-height="false" fo:min-height="3.004cm" fo:min-width="4.45cm" fo:padding-top="0.142cm" fo:padding-bottom="0.142cm" fo:padding-left="0.267cm" fo:padding-right="0.26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9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11" style:family="graphic" style:parent-style-name="standard">
      <style:graphic-properties draw:stroke="none" svg:stroke-color="#000000" draw:fill="solid" draw:fill-color="#eeeeee" draw:auto-grow-height="true" draw:auto-grow-width="false" fo:max-height="0cm" fo:min-height="0cm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fo:min-height="2.172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title">
      <style:graphic-properties draw:auto-grow-height="true" fo:min-height="2.1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/>
      <style:text-properties style:font-name="Noto Mono" fo:font-size="16pt" style:font-size-asian="16pt" style:font-size-complex="16pt"/>
    </style:style>
    <style:style style:name="P4" style:family="paragraph">
      <loext:graphic-properties draw:fill="solid" draw:fill-color="#eeeeee"/>
      <style:paragraph-properties fo:margin-top="0cm" fo:margin-bottom="0cm"/>
      <style:text-properties style:font-name="Noto Mono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text-properties fo:font-size="28pt" style:font-size-asian="28pt" style:font-size-complex="28pt"/>
    </style:style>
    <style:style style:name="P9" style:family="paragraph">
      <loext:graphic-properties draw:fill="solid" draw:fill-color="#eeeeee"/>
    </style:style>
    <style:style style:name="T1" style:family="text">
      <style:text-properties style:font-name="Noto Mono1" fo:font-style="normal" fo:font-weight="normal"/>
    </style:style>
    <style:style style:name="T2" style:family="text">
      <style:text-properties style:font-name="Noto Mono" fo:font-size="16pt" style:font-size-asian="16pt" style:font-size-complex="16pt"/>
    </style:style>
    <style:style style:name="T3" style:family="text">
      <style:text-properties style:font-name="Noto Mono1" fo:font-style="normal" fo:font-weight="normal" style:font-weight-asian="bold" style:font-weight-complex="bold"/>
    </style:style>
    <style:style style:name="T4" style:family="text">
      <style:text-properties style:font-name="Noto Mono1" fo:font-size="18pt" fo:font-style="normal" fo:font-weight="normal" style:font-size-asian="18pt" style:font-size-complex="18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<text:span text:style-name="T1">微信公众号接口开发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注册公众号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直接申请测试号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如果你不想注册订阅号，可以直接通过以下链接来申请测试号。</text:p>
              </text:list-item>
            </text:list>
          </draw:text-box>
        </draw:frame>
        <draw:frame draw:style-name="gr2" draw:text-style-name="P4" draw:layer="layout" svg:width="24.1cm" svg:height="1.1cm" svg:x="2.3cm" svg:y="7.5cm">
          <draw:text-box>
            <text:p text:style-name="P3"><text:span text:style-name="T2">https://developers.weixin.qq.com/weloginpage?redirect_url=%2Fsandbo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<text:span text:style-name="T1">公众平台网址</text:span>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<text:span text:style-name="T3">https://mp.weixin.qq.com</text:span></text:p>
              </text:list-item>
              <text:list-item>
                <text:p><text:span text:style-name="T3"/></text:p>
              </text:list-item>
            </text:list>
          </draw:text-box>
        </draw:frame>
        <draw:frame draw:style-name="gr3" draw:text-style-name="P5" draw:layer="layout" svg:width="24.675cm" svg:height="9.316cm" svg:x="1.655cm" svg:y="5.484cm">
          <draw:image xlink:href="Pictures/1000000000000517000001ECB6D75C9EE719FEC8.png" xlink:type="simple" xlink:show="embed" xlink:actuate="onLoad">
            <text:p/>
          </draw:image>
        </draw:frame>
        <draw:custom-shape draw:style-name="gr4" draw:text-style-name="P5" draw:layer="layout" svg:width="3cm" svg:height="1.716cm" svg:x="20.4cm" svg:y="5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<text:span text:style-name="T1">帐号类型</text:span></text:p>
          </draw:text-box>
        </draw:frame>
        <draw:frame draw:style-name="gr5" draw:text-style-name="P5" draw:layer="layout" svg:width="18.4cm" svg:height="10.841cm" svg:x="4.2cm" svg:y="3.559cm" presentation:class="graphic" presentation:user-transformed="true">
          <draw:image xlink:href="Pictures/10000000000003E60000024C70BDEF218EDC7B1E.png" xlink:type="simple" xlink:show="embed" xlink:actuate="onLoad">
            <text:p/>
          </draw:image>
        </draw:frame>
        <draw:custom-shape draw:style-name="gr6" draw:text-style-name="P5" draw:layer="layout" svg:width="7cm" svg:height="4.6cm" svg:x="5.7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1cm" svg:y1="5.4cm" svg:x2="17.4cm" svg:y2="4.4cm">
          <text:p/>
        </draw:line>
        <draw:frame draw:style-name="gr8" draw:text-style-name="P6" draw:layer="layout" svg:width="5cm" svg:height="1.17cm" svg:x="17.2cm" svg:y="3.8cm">
          <draw:text-box>
            <text:p>选择订阅号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<text:span text:style-name="T1">订阅号和服务号区别</text:span></text:p>
          </draw:text-box>
        </draw:frame>
        <draw:frame draw:style-name="gr5" draw:text-style-name="P5" draw:layer="layout" svg:width="25.861cm" svg:height="11.6cm" svg:x="1.4cm" svg:y="3.4cm" presentation:class="graphic" presentation:user-transformed="true">
          <draw:image xlink:href="Pictures/10000000000006DF00000315C7166EEBE188DD0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<text:span text:style-name="T1">注册流程提示</text:span>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<text:span text:style-name="T1">注册流程提示：</text:span></text:p>
                <text:list>
                  <text:list-header>
                    <text:p><text:span text:style-name="T4">https://kf.qq.com/faq/120911VrYVrA151009eIrYvy.htm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<text:span text:style-name="T1">登录公众号</text:span></text:p>
          </draw:text-box>
        </draw:frame>
        <draw:frame presentation:style-name="pr5" draw:layer="layout" svg:width="25.199cm" svg:height="10.915cm" svg:x="1.4cm" svg:y="3.685cm" presentation:class="outline" presentation:placeholder="true" presentation:user-transformed="true">
          <draw:text-box/>
        </draw:frame>
        <draw:frame draw:style-name="gr3" draw:text-style-name="P5" draw:layer="layout" svg:width="26.071cm" svg:height="11.344cm" svg:x="1.237cm" svg:y="2.856cm">
          <draw:image xlink:href="Pictures/10000000000006DE000002FD5071C368460E9FD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示例</text:p>
          </draw:text-box>
        </draw:frame>
        <draw:frame draw:style-name="gr9" draw:text-style-name="P1" draw:layer="layout" svg:width="9.134cm" svg:height="9.134cm" svg:x="1.866cm" svg:y="3.2cm" presentation:class="graphic" presentation:user-transformed="true">
          <draw:image xlink:href="Pictures/10000000000001AE000001AE8FCE7500015AF1C5.jpg" xlink:type="simple" xlink:show="embed" xlink:actuate="onLoad">
            <text:p/>
          </draw:image>
        </draw:frame>
        <draw:frame draw:style-name="gr9" draw:text-style-name="P1" draw:layer="layout" svg:width="9cm" svg:height="9cm" svg:x="16cm" svg:y="3.4cm">
          <draw:image xlink:href="Pictures/10000000000001AE000001AE3C41772BEF15DF18.jpg" xlink:type="simple" xlink:show="embed" xlink:actuate="onLoad">
            <text:p/>
          </draw:image>
        </draw:frame>
        <draw:frame draw:style-name="gr10" draw:text-style-name="P8" draw:layer="layout" svg:width="20.4cm" svg:height="1.678cm" svg:x="2.2cm" svg:y="12.1cm">
          <draw:text-box>
            <text:p text:style-name="P7"><text:span text:style-name="T5">左侧技术服务号，右侧个人订阅号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申请测试号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注册公众号以后，在开发者工具中可以找到测试号入口，直接扫码登录即可。</text:p>
              </text:list-item>
              <text:list-item>
                <text:p>也有开发者文档和Web开发者工具的入口。以下是开发者文档链接。</text:p>
              </text:list-item>
            </text:list>
          </draw:text-box>
        </draw:frame>
        <draw:frame draw:style-name="gr11" draw:text-style-name="P9" draw:layer="layout" svg:width="24.6cm" svg:height="0.962cm" svg:x="1.8cm" svg:y="12cm">
          <draw:text-box>
            <text:p>https://developers.weixin.qq.com/doc/offiaccount/Getting_Started/Overview.html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申请测试号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9" draw:text-style-name="P1" draw:layer="layout" svg:width="25.673cm" svg:height="10.2cm" svg:x="1.327cm" svg:y="3.6cm">
          <draw:image xlink:href="Pictures/10000000000005E10000025699AC34071D49BA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0 BT" svg:font-family="'Courier10 BT'" style:font-adornments="Roman" style:font-pitch="fixed"/>
    <style:font-face style:name="Noto Mono" svg:font-family="'Noto Mono'" style:font-pitch="fixed"/>
    <style:font-face style:name="Noto Mono1" svg:font-family="'Noto Mono'" style:font-adornments="标准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09-29T10:51:09.566790002</dc:date>
    <meta:editing-duration>PT1H40M24S</meta:editing-duration>
    <meta:editing-cycles>33</meta:editing-cycles>
    <meta:generator>LibreOffice/6.0.7.3$Linux_X86_64 LibreOffice_project/00m0$Build-3</meta:generator>
    <meta:document-statistic meta:object-count="72"/>
  </office:meta>
</office:document-meta>
</file>